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075a16" officeooo:paragraph-rsid="00075a16"/>
    </style:style>
    <style:style style:name="P2" style:family="paragraph" style:parent-style-name="Standard">
      <style:text-properties officeooo:paragraph-rsid="00075a16"/>
    </style:style>
    <style:style style:name="T1" style:family="text">
      <style:text-properties officeooo:rsid="00075a1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Un comercio necesita el procesamiento de las compras realizadas por sus clientes durante el mes de julio de 2022. De cada compra se conoce código del cliente, día, cantidad de productos y monto pagado.</text:span></text:p>
      <text:p text:style-name="P2"/>
      <text:list xml:id="list757543039" text:style-name="L2">
        <text:list-item>
          <text:p text:style-name="P1">Implementar un módulo que lea compras, genere y retorne una estructura adecuada para la búsqueda por código del cliente, donde para cada código de cliente se almacenan juntas todas sus compras (día, cantidad de productos y monto) que realizo. La lectura finaliza con cantidad de productos 0.</text:p>
        </text:list-item>
        <text:list-item>
          <text:p text:style-name="P1">Implementar un módulo que reciba la estructura generada en a) y un código de cliente y retorne todas las compras de dicho cliente.</text:p>
        </text:list-item>
        <text:list-item>
          <text:p text:style-name="P1">Realizar un módulo recursivo que reciba la estructura que retorna el inciso b) y retorne el monto de la compra con mayor cantidad de product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2T20:05:08.839000000</meta:creation-date>
    <dc:date>2022-09-12T20:21:17.696000000</dc:date>
    <meta:editing-duration>PT16M9S</meta:editing-duration>
    <meta:editing-cycles>1</meta:editing-cycles>
    <meta:document-statistic meta:table-count="0" meta:image-count="0" meta:object-count="0" meta:page-count="1" meta:paragraph-count="4" meta:word-count="132" meta:character-count="771" meta:non-whitespace-character-count="646"/>
    <meta:generator>LibreOffice/7.4.0.3$Windows_X86_64 LibreOffice_project/f85e47c08ddd19c015c0114a68350214f7066f5a</meta:generator>
  </office:meta>
</office:document-meta>
</file>